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Lohit Hindi1" svg:font-family="'Lohit Hindi'"/>
    <style:font-face style:name="Ubuntu" svg:font-family="Ubuntu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in" fo:margin-bottom="0in" style:page-number="auto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/>
      <style:text-properties style:text-line-through-style="none" style:text-underline-style="none" style:text-blinking="false"/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fo:font-variant="normal" fo:text-transform="none" fo:color="#ff0000" style:font-name="Consolas" fo:font-size="9pt" fo:font-style="normal" fo:font-weight="bold"/>
    </style:style>
    <style:style style:name="T3" style:family="text">
      <style:text-properties fo:font-variant="normal" fo:text-transform="none" fo:color="#dd1144" style:font-name="Consolas" fo:font-size="9pt" fo:font-style="normal" fo:font-weight="normal"/>
    </style:style>
    <style:style style:name="T4" style:family="text">
      <style:text-properties fo:color="#ff0000" fo:font-weight="bold"/>
    </style:style>
    <style:style style:name="fr1" style:family="graphic" style:parent-style-name="Graphics">
      <style:graphic-properties style:wrap="none" style:vertical-pos="top" style:vertical-rel="paragraph-conten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2-10-15T21:26:46</dc:date><text:p>HTML: &lt;META NAME="CHANGEDBY" CONTENT="Dave Michelson"&gt;</text:p></office:annotation><office:annotation><dc:date>2012-10-15T21:26:46</dc:date><text:p>HTML: &lt;META NAME="CHANGEDBY" CONTENT="Dave Michelson"&gt;</text:p></office:annotation><office:annotation><dc:date>2012-10-15T21:26:46</dc:date><text:p>HTML: &lt;META NAME="CHANGEDBY" CONTENT="Dave Michelson"&gt;</text:p></office:annotation><office:annotation><dc:date>2012-10-15T21:26:46</dc:date><text:p>HTML: &lt;META NAME="CHANGEDBY" CONTENT="Dave Michelson"&gt;</text:p></office:annotation><office:annotation><dc:date>2012-10-15T21:26:46</dc:date><text:p>HTML: &lt;META NAME="CHANGEDBY" CONTENT="Dave Michelson"&gt;</text:p></office:annotation><office:annotation><dc:date>2012-10-15T21:26:46</dc:date><text:p>HTML: &lt;META NAME="CHANGEDBY" CONTENT="Dave Michelson"&gt;</text:p></office:annotation><office:annotation><dc:date>2012-10-15T21:26:46</dc:date><text:p>HTML: &lt;META NAME="CHANGEDBY" CONTENT="Dave Michelson"&gt;</text:p></office:annotation>My ODD Sample Hack Directions.</text:p>
      <text:p text:style-name="P2"/>
      <text:p text:style-name="P2">This hack took me about an hour, here is how I did it. I would speculate that if several people worked on the different parts then it would only take a 20 to 30 minutes with the potential of adding extra goodies. </text:p>
      <text:p text:style-name="P2"/>
      <text:p text:style-name="P2">Go to the Open Data Asheville Data Portal at <text:a xlink:type="simple" xlink:href="http://opendatacatalog.ashevillenc.gov/">http://opendatacatalog.ashevillenc.gov/</text:a> and search for Crime</text:p>
      <text:p text:style-name="P2"/>
      <text:p text:style-name="P2"><draw:frame draw:style-name="fr1" draw:name="graphics1" text:anchor-type="paragraph" svg:width="6.9272in" svg:height="3.7709in" draw:z-index="0"><draw:image xlink:href="../whatIDid_html_7b4359dc.jpg" xlink:type="simple" xlink:show="embed" xlink:actuate="onLoad"/></draw:frame></text:p>
      <text:p text:style-name="P2"/>
      <text:p text:style-name="P2"><draw:frame draw:style-name="fr1" draw:name="graphics2" text:anchor-type="paragraph" svg:width="6.9272in" svg:height="3.7709in" draw:z-index="1"><draw:image xlink:href="../whatIDid_html_591085e7.jpg" xlink:type="simple" xlink:show="embed" xlink:actuate="onLoad"/></draw:frame>Select the City of Asheville Crime Mapper Locations. Under the Data area click on the shapefile link.</text:p>
      <text:p text:style-name="P2"><text:soft-page-break/></text:p>
      <text:p text:style-name="P2">Hit back on the browser. Select City of Asheville Neighborhoods</text:p>
      <text:p text:style-name="P2"/>
      <text:p text:style-name="P2">Once again click the shapefile link to download.</text:p>
      <text:p text:style-name="P2"/>
      <text:p text:style-name="P2">Unzip coa_asheville_neighborhoods.zip</text:p>
      <text:p text:style-name="P2"/>
      <text:p text:style-name="P2">Unzip coa_crime_mapper_locations_view.zip</text:p>
      <text:p text:style-name="P2"/>
      <text:p text:style-name="P2">Open QGIS.</text:p>
      <text:p text:style-name="P2"/>
      <text:p text:style-name="P2">Add the layers coa_asheville_neighborhoods.shp and coa_crime_mapper_locations_view.shp to QGIS</text:p>
      <text:p text:style-name="P2"/>
      <text:p text:style-name="P2">Layer – add vector layer – navigate to where you downloaded and unziped the shapefiles</text:p>
      <text:p text:style-name="P2"/>
      <text:p text:style-name="P2">Now go to the menu choice vector – Data Management Tools – Join attributes by location </text:p>
      <text:p text:style-name="P2"/>
      <text:p text:style-name="P2">Target vector layer: coa_crime_mapper_locations_view</text:p>
      <text:p text:style-name="P2"/>
      <text:p text:style-name="P2">Join vector layer: coa_asheville_neighborhood</text:p>
      <text:p text:style-name="P2"/>
      <text:p text:style-name="P2">Output is crimeinhoods.shp</text:p>
      <text:p text:style-name="P2"><draw:frame draw:style-name="fr1" draw:name="graphics3" text:anchor-type="paragraph" svg:width="4.7398in" svg:height="5.1665in" draw:z-index="2"><draw:image xlink:href="../whatIDid_html_40b4d21f.jpg" xlink:type="simple" xlink:show="embed" xlink:actuate="onLoad"/></draw:frame></text:p>
      <text:p text:style-name="P2"><text:soft-page-break/></text:p>
      <text:p text:style-name="P2">Click apply. When you are asked to add the layer to the TOC choose yes.</text:p>
      <text:p text:style-name="P2"/>
      <text:p text:style-name="P2">Then close when finish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Now it is time to re-project the shapefile to wgs84 to get latitude and longitude.</text:p>
      <text:p text:style-name="P2"/>
      <text:p text:style-name="P2">Right click the crimeinhoods layer in the table of contents and click on save as...</text:p>
      <text:p text:style-name="P2"/>
      <text:p text:style-name="P2">Name it crimeinhoods_4326.shp</text:p>
      <text:p text:style-name="P2"/>
      <text:p text:style-name="P2">Now browse for a projection wgs84 </text:p>
      <text:p text:style-name="P2"/>
      <text:p text:style-name="P2"><draw:frame draw:style-name="fr1" draw:name="graphics4" text:anchor-type="paragraph" svg:width="4.0102in" svg:height="5.4791in" draw:z-index="3"><draw:image xlink:href="../whatIDid_html_52cb35f1.jpg" xlink:type="simple" xlink:show="embed" xlink:actuate="onLoad"/></draw:frame></text:p>
      <text:p text:style-name="P2"/>
      <text:p text:style-name="P2">Click OK.</text:p>
      <text:p text:style-name="P2"/>
      <text:p text:style-name="P2">Add the crimeinhoods_4326.shp layer into QGIS. </text:p>
      <text:p text:style-name="P2"/>
      <text:p text:style-name="P2">Layer – add vector layer – browse to crimeinhoods_4326.shp</text:p>
      <text:p text:style-name="P2"><text:soft-page-break/></text:p>
      <text:p text:style-name="P2">Open the attribute table and toggle editing on.</text:p>
      <text:p text:style-name="P2"/>
      <text:p text:style-name="P2"><draw:frame draw:style-name="fr1" draw:name="graphics19" text:anchor-type="paragraph" svg:width="6.9165in" svg:height="3.8854in" draw:z-index="4"><draw:image xlink:href="../whatIDid_html_568ee472.jpg" xlink:type="simple" xlink:show="embed" xlink:actuate="onLoad"/></draw:frame></text:p>
      <text:p text:style-name="P2"/>
      <text:p text:style-name="P2">Click the field calculate utility and create two numeric (12,10) fields. One named lat and one named long. Calculate lat to $y and long to $x.</text:p>
      <text:p text:style-name="P2"/>
      <text:p text:style-name="P2"><draw:frame draw:style-name="fr1" draw:name="graphics5" text:anchor-type="paragraph" svg:width="6.9272in" svg:height="6.6354in" draw:z-index="5"><draw:image xlink:href="../whatIDid_html_78ed20d0.jpg" xlink:type="simple" xlink:show="embed" xlink:actuate="onLoad"/></draw:frame></text:p>
      <text:p text:style-name="P2"><draw:frame draw:style-name="fr1" draw:name="graphics20" text:anchor-type="paragraph" svg:width="6.9165in" svg:height="6.6252in" draw:z-index="6"><draw:image xlink:href="../whatIDid_html_m620b468f.jpg" xlink:type="simple" xlink:show="embed" xlink:actuate="onLoad"/></draw:frame><text:soft-page-break/></text:p>
      <text:p text:style-name="P2"><draw:frame draw:style-name="fr1" draw:name="graphics6" text:anchor-type="paragraph" svg:width="6.9272in" svg:height="6.6354in" draw:z-index="7"><draw:image xlink:href="../whatIDid_html_27e68ae5.jpg" xlink:type="simple" xlink:show="embed" xlink:actuate="onLoad"/></draw:frame></text:p>
      <text:p text:style-name="P2"><draw:frame draw:style-name="fr1" draw:name="graphics21" text:anchor-type="paragraph" svg:width="6.9165in" svg:height="6.6252in" draw:z-index="8"><draw:image xlink:href="../whatIDid_html_1697719d.jpg" xlink:type="simple" xlink:show="embed" xlink:actuate="onLoad"/></draw:frame><text:soft-page-break/></text:p>
      <text:p text:style-name="P2"/>
      <text:p text:style-name="P2">Toggle the editing off</text:p>
      <text:p text:style-name="P2"/>
      <text:p text:style-name="P2">Save the changes.</text:p>
      <text:p text:style-name="P2"/>
      <text:p text:style-name="P2">Right click the crimeinhoods layer and select save as....</text:p>
      <text:p text:style-name="P2"/>
      <text:p text:style-name="P2"><draw:frame draw:style-name="fr1" draw:name="graphics7" text:anchor-type="paragraph" svg:width="4.0102in" svg:height="5.4791in" draw:z-index="9"><draw:image xlink:href="../whatIDid_html_14c5a013.jpg" xlink:type="simple" xlink:show="embed" xlink:actuate="onLoad"/></draw:frame></text:p>
      <text:p text:style-name="P2"><text:soft-page-break/></text:p>
      <text:p text:style-name="P2">Change the format to CSV comma separated value.</text:p>
      <text:p text:style-name="P2"/>
      <text:p text:style-name="P2">Save as crimeinhood.csv.</text:p>
      <text:p text:style-name="P2"/>
      <text:p text:style-name="P2">Next in QGIS select the neighborhood name = 'DARN ' – in the neighborhood layer. </text:p>
      <text:p text:style-name="P2"/>
      <text:p text:style-name="P2">Right click the neighborhood layer in the table of contents and choose select query.</text:p>
      <text:p text:style-name="P2"><draw:frame draw:style-name="fr1" draw:name="graphics9" text:anchor-type="paragraph" svg:width="6.9272in" svg:height="6.0835in" draw:z-index="10"><draw:image xlink:href="../whatIDid_html_4ac419a.jpg" xlink:type="simple" xlink:show="embed" xlink:actuate="onLoad"/></draw:frame></text:p>
      <text:p text:style-name="P2"><text:soft-page-break/></text:p>
      <text:p text:style-name="P2">Then hit okay</text:p>
      <text:p text:style-name="P2"/>
      <text:p text:style-name="P2">Right click the neighborhood layer and choose save as...</text:p>
      <text:p text:style-name="P2"/>
      <text:p text:style-name="P2">Choose the format as kml key markup language and name it darn.kml</text:p>
      <text:p text:style-name="P2"/>
      <text:p text:style-name="P2"><draw:frame draw:style-name="fr1" draw:name="graphics10" text:anchor-type="paragraph" svg:width="4.0102in" svg:height="5.4791in" draw:z-index="11"><draw:image xlink:href="../whatIDid_html_m204718dc.jpg" xlink:type="simple" xlink:show="embed" xlink:actuate="onLoad"/></draw:frame></text:p>
      <text:p text:style-name="P2"><text:soft-page-break/></text:p>
      <text:p text:style-name="P2"/>
      <text:p text:style-name="P2">Next you will have to use a Google account to create a custom map...</text:p>
      <text:p text:style-name="P2"/>
      <text:p text:style-name="P2">In the menu of your Google account find maps and click on the link.</text:p>
      <text:p text:style-name="P2"/>
      <text:p text:style-name="P2">Use the my places button and then choose create map</text:p>
      <text:p text:style-name="P2"/>
      <text:p text:style-name="P2"><draw:frame draw:style-name="fr1" draw:name="graphics8" text:anchor-type="paragraph" svg:width="5.5in" svg:height="4.7917in" draw:z-index="12"><draw:image xlink:href="../whatIDid_html_m4f69acab.jpg" xlink:type="simple" xlink:show="embed" xlink:actuate="onLoad"/></draw:frame></text:p>
      <text:p text:style-name="P2"><text:soft-page-break/></text:p>
      <text:p text:style-name="P2"/>
      <text:p text:style-name="P2"/>
      <text:p text:style-name="P2">Enter a title so it's meaningful (Downtown Area is what I choose.) </text:p>
      <text:p text:style-name="P2"/>
      <text:p text:style-name="P2">Click on the import link and import the DARN KML file.</text:p>
      <text:p text:style-name="P2"/>
      <text:p text:style-name="P2"><draw:frame draw:style-name="fr1" draw:name="graphics11" text:anchor-type="paragraph" svg:width="6.9272in" svg:height="4.9583in" draw:z-index="13"><draw:image xlink:href="../whatIDid_html_m492b64ef.jpg" xlink:type="simple" xlink:show="embed" xlink:actuate="onLoad"/></draw:frame></text:p>
      <text:p text:style-name="P2"><text:soft-page-break/>Click save, then click done.</text:p>
      <text:p text:style-name="P2"/>
      <text:p text:style-name="P2">Click the embed link.</text:p>
      <text:p text:style-name="P2"/>
      <text:p text:style-name="P2">Then click the customize and preview embedded map link.</text:p>
      <text:p text:style-name="P2"/>
      <text:p text:style-name="P2"><draw:frame draw:style-name="fr1" draw:name="graphics12" text:anchor-type="paragraph" svg:width="6.8752in" svg:height="2.552in" draw:z-index="14"><draw:image xlink:href="../whatIDid_html_79c16e46.jpg" xlink:type="simple" xlink:show="embed" xlink:actuate="onLoad"/></draw:frame></text:p>
      <text:p text:style-name="P2"/>
      <text:p text:style-name="P2"/>
      <text:p text:style-name="P2"><text:soft-page-break/></text:p>
      <text:p text:style-name="P2">Enter a custom width of 1000 and and height of 350.</text:p>
      <text:p text:style-name="P2"/>
      <text:p text:style-name="P2"><draw:frame draw:style-name="fr1" draw:name="graphics13" text:anchor-type="paragraph" svg:width="6.9272in" svg:height="6.4272in" draw:z-index="15"><draw:image xlink:href="../whatIDid_html_m503e2873.jpg" xlink:type="simple" xlink:show="embed" xlink:actuate="onLoad"/></draw:frame></text:p>
      <text:p text:style-name="P2"/>
      <text:p text:style-name="P2">Copy and paste the HTML at the bottom into a HTML Editor or blog post.</text:p>
      <text:p text:style-name="P2"/>
      <text:p text:style-name="P2">&lt;iframe width="1000" height="350" frameborder="0" scrolling="no" marginheight="0" marginwidth="0" src="https://maps.google.com/maps/ms?msa=0&amp;amp;msid=210182910501613504435.0004cc0985b00ae884aa5&amp;amp;hl=en&amp;amp;ie=UTF8&amp;amp;t=m&amp;amp;ll=35.593076,-82.552428&amp;amp;spn=0.012214,0.042915&amp;amp;z=15&amp;amp;output=embed"&gt;&lt;/iframe&gt;&lt;br /&gt;&lt;small&gt;View &lt;a href="https://maps.google.com/maps/ms?msa=0&amp;amp;msid=210182910501613504435.0004cc0985b00ae884aa5&amp;amp;hl=en&amp;amp;ie=UTF8&amp;amp;t=m&amp;amp;ll=35.593076,-<text:soft-page-break/>82.552428&amp;amp;spn=0.012214,0.042915&amp;amp;z=15&amp;amp;source=embed" style="color:#0000FF;text-align:left"&gt;Darn&lt;/a&gt; in a larger map&lt;/small&gt;</text:p>
      <text:p text:style-name="P2"/>
      <text:p text:style-name="P2"/>
      <text:p text:style-name="P2">Go to your Google account, find the link for Documents or the link for Google Drive. Add a new fusion table....</text:p>
      <text:p text:style-name="P2"/>
      <text:p text:style-name="P2">Fusion tables are under Create, then more &gt;. (My screen shots refused to capture some of this stuff sorry.)</text:p>
      <text:p text:style-name="P2"/>
      <text:p text:style-name="P2">Choose to browse to a file from this computer. The file should be named crimeinhoods.csv, (you may have named it differently which is fine) and click next.</text:p>
      <text:p text:style-name="P2"/>
      <text:p text:style-name="P2"><draw:frame draw:style-name="fr1" draw:name="graphics17" text:anchor-type="paragraph" svg:width="6.9165in" svg:height="3.7709in" draw:z-index="16"><draw:image xlink:href="../whatIDid_html_46bf8af2.jpg" xlink:type="simple" xlink:show="embed" xlink:actuate="onLoad"/></draw:frame></text:p>
      <text:p text:style-name="P2"/>
      <text:p text:style-name="P2">Accept the defaults and click next.</text:p>
      <text:p text:style-name="P2"/>
      <text:p text:style-name="P2">When the upload has completed click next again.</text:p>
      <text:p text:style-name="P2"/>
      <text:p text:style-name="P2">Rename the imported file to something like crimeinhoods_odd_hack</text:p>
      <text:p text:style-name="P2"/>
      <text:p text:style-name="P2"><draw:frame draw:style-name="fr1" draw:name="graphics18" text:anchor-type="paragraph" svg:width="6.9165in" svg:height="3.7709in" draw:z-index="17"><draw:image xlink:href="../whatIDid_html_m4eb2343.jpg" xlink:type="simple" xlink:show="embed" xlink:actuate="onLoad"/></draw:frame></text:p>
      <text:p text:style-name="P2"><text:soft-page-break/></text:p>
      <text:p text:style-name="P2">Click Finish.</text:p>
      <text:p text:style-name="P2"/>
      <text:p text:style-name="P2">You may have to wait till it uploads to work with the fusion table...</text:p>
      <text:p text:style-name="P2"/>
      <text:p text:style-name="P2">After the import is complete start your analysis by clicking on the options link</text:p>
      <text:p text:style-name="P2"/>
      <text:p text:style-name="P2"><draw:frame draw:style-name="fr1" draw:name="graphics14" text:anchor-type="paragraph" svg:width="6.9272in" svg:height="3.7709in" draw:z-index="18"><draw:image xlink:href="../whatIDid_html_me48c56e.jpg" xlink:type="simple" xlink:show="embed" xlink:actuate="onLoad"/></draw:frame></text:p>
      <text:p text:style-name="P3">Add filters for name(neighborhood) = DARN and agency = APD. Don't forget to click the apply <text:soft-page-break/>button!</text:p>
      <text:p text:style-name="P2"/>
      <text:p text:style-name="P2"><draw:frame draw:style-name="fr1" draw:name="graphics15" text:anchor-type="paragraph" svg:width="6.9272in" svg:height="3.7709in" draw:z-index="19"><draw:image xlink:href="../whatIDid_html_m626b6b8b.jpg" xlink:type="simple" xlink:show="embed" xlink:actuate="onLoad"/></draw:frame></text:p>
      <text:p text:style-name="P2"/>
      <text:p text:style-name="P3">Next add an aggregate for offense. Don't forget to click the apply button!</text:p>
      <text:p text:style-name="P2"/>
      <text:p text:style-name="P2"><draw:frame draw:style-name="fr1" draw:name="graphics16" text:anchor-type="paragraph" svg:width="6.9272in" svg:height="3.7709in" draw:z-index="20"><draw:image xlink:href="../whatIDid_html_6f9a51f0.jpg" xlink:type="simple" xlink:show="embed" xlink:actuate="onLoad"/></draw:frame></text:p>
      <text:p text:style-name="P2"/>
      <text:p text:style-name="P3">From the fusion table menu choose visualize pie. Mmmmm Pie.</text:p>
      <text:p text:style-name="P2"><text:soft-page-break/></text:p>
      <text:p text:style-name="P3">Click the get embeddable code button, then the change visibility link, choose share.</text:p>
      <text:p text:style-name="P2"/>
      <text:p text:style-name="P3">Next choose the level of sharing you want. Since this is built on Open data you should lean towards public!</text:p>
      <text:p text:style-name="P2"/>
      <text:p text:style-name="P3">Click OK.</text:p>
      <text:p text:style-name="P2"/>
      <text:p text:style-name="P3">Go back to the embeddable code link and change the width to 1000 and height to 350.</text:p>
      <text:p text:style-name="P2"/>
      <text:p text:style-name="P3">Copy and paste the HTML to a HTML editor and make the HTML look nice. I copied it to a blog post it was a lot easier.</text:p>
      <text:p text:style-name="P2"/>
      <text:p text:style-name="P2"><text:span text:style-name="T1">&lt;iframe width="1000" height="350" scrolling="no" frameborder="no" src="</text:span><text:a xlink:type="simple" xlink:href="https://www.google.com/fusiontables/embedviz?viz=GVIZ&amp;amp;t=PIE&amp;amp;containerId=gviz_canvas&amp;amp;q=select+col7%2C+count()+from+1gPnBv0M53W_O3KBY8SwfSaQaGfS7ohZSkEUFpGE+where+col13+%3D+&amp;#39;DARN&amp;">https://www.google.com/fusiontables/embedviz?viz=GVIZ&amp;amp;t=PIE&amp;amp;containerId=gviz_canvas&amp;amp;q=select+col7%2C+count()+from+1gPnBv0M53W_O3KBY8SwfSaQaGfS7ohZSkEUFpGE+where+col13+%3D+&amp;#39;DARN&amp;</text:a><text:span text:style-name="T1">#39;+and+col12+%3D+&amp;#39;APD&amp;#39;&amp;amp;qrs=+and+col7+%3E%3D+&amp;amp;qre=+and+col7+%3C%3D+&amp;amp;qe=+group+by+col7+limit+9&amp;amp;width=1000&amp;amp;height=350"&gt;&lt;/iframe&gt;</text:span></text:p>
      <text:p text:style-name="P2"/>
      <text:p text:style-name="P3">Go back to the visualize and choose bar.</text:p>
      <text:p text:style-name="P2"/>
      <text:p text:style-name="P3">Repeat the embeddable code process width 1000 and 350 width.</text:p>
      <text:p text:style-name="P2"/>
      <text:p text:style-name="P2"><text:span text:style-name="T1">&lt;iframe width="1000" height="350" scrolling="no" frameborder="no" src="</text:span><text:a xlink:type="simple" xlink:href="https://www.google.com/fusiontables/embedviz?viz=GVIZ&amp;amp;t=BAR&amp;amp;containerId=gviz_canvas&amp;amp;q=select+col7%2C+count()+from+1gPnBv0M53W_O3KBY8SwfSaQaGfS7ohZSkEUFpGE+where+col13+%3D+&amp;#39;DARN&amp;">https://www.google.com/fusiontables/embedviz?viz=GVIZ&amp;amp;t=BAR&amp;amp;containerId=gviz_canvas&amp;amp;q=select+col7%2C+count()+from+1gPnBv0M53W_O3KBY8SwfSaQaGfS7ohZSkEUFpGE+where+col13+%3D+&amp;#39;DARN&amp;</text:a><text:span text:style-name="T1">#39;+and+col12+%3D+&amp;#39;APD&amp;#39;&amp;amp;qrs=+and+col7+%3E%3D+&amp;amp;qre=+and+col7+%3C%3D+&amp;amp;qe=+group+by+col7+limit+9&amp;amp;att=true&amp;amp;width=1000&amp;amp;height=335"&gt;&lt;/iframe&gt;</text:span></text:p>
      <text:p text:style-name="P2"/>
      <text:p text:style-name="P3">I found that the bar code did not sort by the count of crime offenses so I hacked it and added the syntax to sort it. See the addition in red below.</text:p>
      <text:p text:style-name="P2"/>
      <text:p text:style-name="P2"><text:span text:style-name="T1">&lt;iframe width="1000" height="350" scrolling="no" frameborder="no" src="</text:span><text:a xlink:type="simple" xlink:href="https://www.google.com/fusiontables/embedviz?viz=GVIZ&amp;amp;t=BAR&amp;amp;containerId=gviz_canvas&amp;amp;q=select+col7%2C+count()+from+1gPnBv0M53W_O3KBY8SwfSaQaGfS7ohZSkEUFpGE+where+col13+%3D+&amp;#39;DARN&amp;">https://www.google.com/fusiontables/embedviz?viz=GVIZ&amp;amp;t=BAR&amp;amp;containerId=gviz_canvas&amp;amp;q=select+col7%2C+count()+from+1gPnBv0M53W_O3KBY8SwfSaQaGfS7ohZSkEUFpGE+where+col13+%3D+&amp;#39;DARN&amp;</text:a><text:span text:style-name="T1">#39;+and+col12+%3D+&amp;#39;APD&amp;#39;&amp;amp;qrs=+and+col7+%3E%3D+&amp;amp;qre=+and+col7+%3C%3D+&amp;amp;qe=+group+by+col7+</text:span><text:span text:style-name="T2">order+by+count(</text:span><text:span text:style-name="T3">)+</text:span><text:span text:style-name="T1">limit+9&amp;amp;att=true&amp;amp;width=1000&amp;amp;height=335"&gt;&lt;/iframe&gt;</text:span></text:p>
      <text:p text:style-name="P2"/>
      <text:p text:style-name="P2">Repeat the copy and paste to the HTML editor or blog post.</text:p>
      <text:p text:style-name="P2"/>
      <text:p text:style-name="P3">Go to the aggregate again and change the aggregate from offense to thedate. </text:p>
      <text:p text:style-name="P2"/>
      <text:p text:style-name="P3"><text:soft-page-break/>Change visualize to line and get the embeddable code the same way.</text:p>
      <text:p text:style-name="P2"/>
      <text:p text:style-name="P2"><text:span text:style-name="T1">&lt;iframe width="1000" height="350" scrolling="no" frameborder="no" src="</text:span><text:a xlink:type="simple" xlink:href="https://www.google.com/fusiontables/embedviz?viz=GVIZ&amp;amp;t=LINE&amp;amp;containerId=gviz_canvas&amp;amp;isXyPlot=true&amp;amp;q=select+col5%2C+count()+from+1gPnBv0M53W_O3KBY8SwfSaQaGfS7ohZSkEUFpGE+where+col13+%3D+&amp;#39;DARN&amp;">https://www.google.com/fusiontables/embedviz?viz=GVIZ&amp;amp;t=LINE&amp;amp;containerId=gviz_canvas&amp;amp;isXyPlot=true&amp;amp;q=select+col5%2C+count()+from+1gPnBv0M53W_O3KBY8SwfSaQaGfS7ohZSkEUFpGE+where+col13+%3D+&amp;#39;DARN&amp;</text:a><text:span text:style-name="T1">#39;+and+col12+%3D+&amp;#39;APD&amp;#39;&amp;amp;qrs=+and+col5+%3E%3D+&amp;amp;qre=+and+col5+%3C%3D+&amp;amp;qe=+group+by+col5+order+by+col5+asc+limit+250&amp;amp;att=true&amp;amp;width=1000&amp;amp;height=335"&gt;&lt;/iframe&gt;</text:span></text:p>
      <text:p text:style-name="P2"/>
      <text:p text:style-name="P3">Again I noticed that the syntax did some things I did not like - it left out some months at the end of the graph. I hacked it like below. The hack is in red.</text:p>
      <text:p text:style-name="P2"/>
      <text:p text:style-name="P2">&lt;iframe width="1000" height="350" scrolling="no" frameborder="no" src="https://www.google.com/fusiontables/embedviz?viz=GVIZ&amp;amp;t=LINE&amp;amp;containerId=gviz_canvas&amp;amp;isXyPlot=true&amp;amp;q=select+col5%2C+count()+from+1gPnBv0M53W_O3KBY8SwfSaQaGfS7ohZSkEUFpGE+where+col13+%3D+&amp;#39;DARN&amp;#39;+and+col12+%3D+&amp;#39;APD&amp;#39;&amp;amp;qrs=+and+col5+%3E%3D+&amp;amp;qre=+and+col5+%3C%3D+&amp;amp;qe=+group+by+col5+order+by+col5+asc+limit+<text:span text:style-name="T4">10000</text:span>&amp;amp;att=true&amp;amp;width=1000&amp;amp;height=335"&gt;&lt;/iframe&gt;</text:p>
      <text:p text:style-name="P2"/>
      <text:p text:style-name="P2">Repeat the copy and paste to the HTML editor or blog post.</text:p>
      <text:p text:style-name="P2"/>
      <text:p text:style-name="P2">Now add a new filter for offense. Start with Drug Arrest, then Larceny, and then Vandalism. Each one individually, each time Repeating the copy and paste to the HTML editor or blog post. </text:p>
      <text:p text:style-name="P2"/>
      <text:p text:style-name="P2">In each instance I hacked the limit to 10000 to force the graph to show all dates.</text:p>
      <text:p text:style-name="P2"/>
      <text:p text:style-name="P2">For the maps remove all aggregates. You need the lat and long fields, which aggregation leaves off. Fusion tables auto-magically recognize the field lat and long as a location so you should be good to go creating the map.</text:p>
      <text:p text:style-name="P2"/>
      <text:p text:style-name="P2">You will also need to add another filter for date, to replicate my maps. Dates are formated like 2011/10/29(yyyy/mm/dd) in the data. Then choose visualize and map. It should be auto-magic, if your points are in Antarctica, you have the lat and long backwards.</text:p>
      <text:p text:style-name="P2"/>
      <text:p text:style-name="P2">I followed the same principle for each map as the charts. I changed the width to 1000 and height to 350. I copy and pasted the embedded link, then repeated the copy and paste to the HTML editor or blog post.</text:p>
      <text:p text:style-name="P2"/>
      <text:p text:style-name="P2">For the heat map notice that there is a check box that says display as heat map - click it. The embedded link will use that option. Get the embedded link and repeat the copy and paste to the HTML editor or blog post.</text:p>
      <text:p text:style-name="P2"/>
      <text:p text:style-name="P2">For the blog I used the blogger simple template and removed all the extra stuff. I made the width 1200. Since this is a hack you should hack it to what you want and not do exactly what I did!</text:p>
      <text:p text:style-name="P2"/>
      <text:p text:style-name="P2"><text:soft-page-break/>I saved and published the bog post and - viola, a somewhat simple hack on Open Data from Asheville.</text:p>
      <text:p text:style-name="P2"/>
      <text:p text:style-name="P2">My complete HTML that I am using on the blog post is on github at:</text:p>
      <text:p text:style-name="P2"/>
      <text:p text:style-name="P2"><text:a xlink:type="simple" xlink:href="https://github.com/davecoa/OpenDataDayHack/blob/master/odd_example_hack_post.html">https://github.com/davecoa/OpenDataDayHack/blob/master/odd_example_hack_post.html</text:a></text:p>
      <text:p text:style-name="P2"/>
      <text:p text:style-name="P2">feel free to use this guide - hack the settings. </text:p>
      <text:p text:style-name="P2"/>
      <text:p text:style-name="P2">...and Happy Hacking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Courier, monospace"/>
    <style:font-face style:name="Lohit Hindi1" svg:font-family="'Lohit Hindi'"/>
    <style:font-face style:name="Ubuntu" svg:font-family="Ubuntu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902in" fo:margin-bottom="0.7902in" fo:margin-left="0.7902in" fo:margin-right="0.7902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Michelson</meta:initial-creator>
    <meta:creation-date>2012-10-14T09:02:00</meta:creation-date>
    <dc:creator>Dave Michelson</dc:creator>
    <dc:date>2012-10-14T21:18:07</dc:date>
    <meta:document-statistic meta:table-count="0" meta:image-count="21" meta:object-count="0" meta:page-count="19" meta:paragraph-count="89" meta:word-count="1177" meta:character-count="9182" meta:non-whitespace-character-count="8092"/>
    <meta:generator>LibreOffice/3.4$Linux LibreOffice_project/340m1$Build-402</meta:generator>
  </office:meta>
</office:document-meta>
</file>